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uniwebsidad.com/libros/css/capitulo-15/ejercicio-2" text:style-name="Internet_20_link" text:visited-style-name="Visited_20_Internet_20_Link">https://uniwebsidad.com/libros/css/capitulo-15/ejercicio-2</text:a></text:p>
      <text:p text:style-name="Standard"/>
      <text:p text:style-name="Standard"><text:a xlink:type="simple" xlink:href="http://desarrolloweb.dlsi.ua.es/libros/html-css/ejercicio-selectores-1" text:style-name="Internet_20_link" text:visited-style-name="Visited_20_Internet_20_Link">http://desarrolloweb.dlsi.ua.es/libros/html-css/ejercicio-selectores-1</text:a></text:p>
      <text:p text:style-name="Standard"/>
      <text:p text:style-name="Standard"><text:a xlink:type="simple" xlink:href="http://desarrolloweb.dlsi.ua.es/libros/html-css/ejercicio-selectores-2" text:style-name="Internet_20_link" text:visited-style-name="Visited_20_Internet_20_Link">http://desarrolloweb.dlsi.ua.es/libros/html-css/ejercicio-selectores-2</text:a></text:p>
      <text:p text:style-name="Standard"/>
      <text:p text:style-name="Standard"><text:a xlink:type="simple" xlink:href="http://desarrolloweb.dlsi.ua.es/libros/html-css/ejercicio-selectores-3" text:style-name="Internet_20_link" text:visited-style-name="Visited_20_Internet_20_Link">http://desarrolloweb.dlsi.ua.es/libros/html-css/ejercicio-selectores-3</text:a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8:49:39.257495570</meta:creation-date>
    <dc:date>2023-10-26T06:11:38.637845926</dc:date>
    <meta:editing-duration>PT3M22S</meta:editing-duration>
    <meta:editing-cycles>3</meta:editing-cycles>
    <meta:generator>LibreOffice/7.4.2.3$MacOSX_X86_64 LibreOffice_project/382eef1f22670f7f4118c8c2dd222ec7ad009daf</meta:generator>
    <meta:document-statistic meta:table-count="0" meta:image-count="0" meta:object-count="0" meta:page-count="1" meta:paragraph-count="4" meta:word-count="4" meta:character-count="268" meta:non-whitespace-character-count="268"/>
  </office:meta>
</office:document-meta>
</file>